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top="0.423cm" fo:margin-bottom="0.212cm" fo:keep-with-next="always"/>
      <style:text-properties fo:language="es" fo:country="AR" style:font-name-asian="Andale Sans UI" style:language-asian="zxx" style:country-asian="none" style:font-name-complex="Tahoma" style:language-complex="zxx" style:country-complex="none"/>
    </style:style>
    <style:style style:name="P2" style:family="paragraph" style:parent-style-name="Text_20_body" style:list-style-name="L1">
      <style:paragraph-properties fo:margin-top="0.423cm" fo:margin-bottom="0.212cm"/>
      <style:text-properties fo:language="es" fo:country="AR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Indicadores</text:h>
      <text:list xml:id="list346216463" text:style-name="L1">
        <text:list-item>
          <text:p text:style-name="P2">Para el proyecto en cuestión se proponen los siguientes indicadores:</text:p>
        </text:list-item>
        <text:list-item>
          <text:p text:style-name="P2"><text:span text:style-name="T2">Earned Value:</text:span> dado que <text:s/>permite conocer como va el proyecto en función de los costos, que diferencias existen entre lo estimado/planificado y lo que va costando realmente a medida que avanzan las actividades. Este indicador permite integrar el calendario con el alcance y los recursos para medir la performance del proyecto.</text:p>
          <text:p text:style-name="P2">Es por ello, que se propone utilizar este indicador en todas las fases del proyecto dado que el mismo sirve para medir performance y brinda la información necesaria para tomar medidas correctivas, de ser necesario, durante todo el ciclo de vida del proyecto, incluida la estabilización.</text:p>
        </text:list-item>
        <text:list-item>
          <text:p text:style-name="P2"><text:span text:style-name="T2">Funcionalidad Completa:</text:span> <text:s/>dado que mide las funcionalidades en forma binaria e indica realmente como va avanzando el proyecto y en que estado se encuentra en un determinado momento. Va brindando información real a medida que el proyecto va avanzando y <text:s/>permite tomar a tiempo decisiones correctivas, si fuesen necesarias. Sin embargo, este indicador no sirve durante la estabilización del proyecto; es por ello, que para obtener información en todas las etapas del proyecto se propone utilizar también el indicador de <text:span text:style-name="T1">Cobertura de la Prueba</text:span>.</text:p>
        </text:list-item>
        <text:list-item>
          <text:p text:style-name="P2"><text:span text:style-name="T2">Cobertura de la Prueba: </text:span>dado que <text:s/>permite obtener métricas y analizar los resultados de la información brindada durante el periodo de estabilización del proyecto. Este indicador además, es un indicador concreto que <text:s/>va mostrando la realidad exacta en cada momento del proyecto. </text:p>
          <text:p text:style-name="P2">Por lo tanto, utilizándolo en conjunto con Funcionalidad Completa y Earned Value resulta posible obtener información bastante precisa en todo momento durante el proyecto de la mudanza y su posterior redistribu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1-09-18T16:06:55</meta:creation-date>
    <meta:document-statistic meta:table-count="0" meta:image-count="0" meta:object-count="0" meta:page-count="1" meta:paragraph-count="7" meta:word-count="272" meta:character-count="1728"/>
    <dc:date>2011-09-18T16:07:32</dc:date>
    <dc:creator>guido </dc:creator>
    <meta:editing-duration>PT00H00M37S</meta:editing-duration>
    <meta:editing-cycles>1</meta:editing-cycles>
    <meta:generator>OpenOffice.org/3.2$Linux OpenOffice.org_project/320m12$Build-9483</meta:generator>
  </office:meta>
</office:document-meta>
</file>